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f7c14" officeooo:paragraph-rsid="001f7c14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4pt" style:text-underline-style="solid" style:text-underline-width="auto" style:text-underline-color="font-color" fo:font-weight="bold" officeooo:rsid="001f7c14" officeooo:paragraph-rsid="001f7c14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Calibri" fo:font-size="16pt" officeooo:rsid="001f7c14" officeooo:paragraph-rsid="001f7c14" style:font-size-asian="16pt" style:font-size-complex="16pt"/>
    </style:style>
    <style:style style:name="P4" style:family="paragraph" style:parent-style-name="Standard">
      <style:text-properties fo:font-size="16pt" officeooo:rsid="001f7c14" officeooo:paragraph-rsid="001f7c14" style:font-size-asian="16pt" style:font-size-complex="16pt"/>
    </style:style>
    <style:style style:name="T1" style:family="text">
      <style:text-properties style:font-name="Calibri"/>
    </style:style>
    <style:style style:name="T2" style:family="text">
      <style:text-properties style:font-name="Calibri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JO PRACTICO FINAL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><text:span text:style-name="T3">Materia</text:span>: Seminario de Lenguajes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>Nombre del proyecto</text:span>: A Simple Space Game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>Integrantes</text:span>: </text:p>
      <text:p text:style-name="P3">- Mathov Camila</text:p>
      <text:p text:style-name="P3">- Tisera Lucas</text:p>
      <text:p text:style-name="P3">- Mateus Nicolas</text:p>
      <text:p text:style-name="P3">- Trezza Nicolas</text:p>
      <text:p text:style-name="P3">- Valentin Camila</text:p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/></text:p>
      <text:p text:style-name="P4"><text:span text:style-name="T2">Fecha <text:s/>de entrega</text:span><text:span text:style-name="T1">: 10/11/2017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14S</meta:editing-duration>
    <meta:editing-cycles>6</meta:editing-cycles>
    <meta:generator>LibreOffice/5.3.3.2$Windows_X86_64 LibreOffice_project/3d9a8b4b4e538a85e0782bd6c2d430bafe583448</meta:generator>
    <dc:date>2017-11-10T09:23:36.095000000</dc:date>
    <meta:document-statistic meta:table-count="0" meta:image-count="0" meta:object-count="0" meta:page-count="1" meta:paragraph-count="10" meta:word-count="34" meta:character-count="214" meta:non-whitespace-character-count="187"/>
    <meta:user-defined meta:name="Info 1"/>
    <meta:user-defined meta:name="Info 2"/>
    <meta:user-defined meta:name="Info 3"/>
    <meta:user-defined meta:name="Info 4"/>
  </office:meta>
</office:document-meta>
</file>